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2pt" style:text-underline-style="none" officeooo:paragraph-rsid="0003d859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2pt" style:text-underline-style="none" officeooo:rsid="0003d859" officeooo:paragraph-rsid="0003d859" style:font-size-asian="12pt" style:font-size-complex="12pt"/>
    </style:style>
    <style:style style:name="P4" style:family="paragraph" style:parent-style-name="Standard">
      <style:text-properties style:font-name="DejaVu Sans" officeooo:rsid="0003d859" officeooo:paragraph-rsid="0003d859"/>
    </style:style>
    <style:style style:name="P5" style:family="paragraph" style:parent-style-name="Text_20_body">
      <style:text-properties style:font-name="DejaVu Sans" officeooo:rsid="0003d859" officeooo:paragraph-rsid="0003d859"/>
    </style:style>
    <style:style style:name="P6" style:family="paragraph" style:parent-style-name="Text_20_body">
      <style:text-properties style:font-name="DejaVu Sans" officeooo:rsid="0003d859" officeooo:paragraph-rsid="0005e2fd"/>
    </style:style>
    <style:style style:name="P7" style:family="paragraph" style:parent-style-name="Heading_20_3">
      <style:paragraph-properties fo:text-align="start" style:justify-single-word="false"/>
      <style:text-properties officeooo:paragraph-rsid="0003d859"/>
    </style:style>
    <style:style style:name="P8" style:family="paragraph" style:parent-style-name="Heading_20_3">
      <style:text-properties fo:color="#000000" loext:opacity="100%" style:font-name="DejaVu Sans" fo:font-size="12pt" fo:font-weight="bold" officeooo:rsid="0003d859" officeooo:paragraph-rsid="0003d85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DejaVu Sans" fo:font-size="12pt" style:text-underline-style="none" officeooo:rsid="0003d859" officeooo:paragraph-rsid="0005e2fd" style:font-size-asian="12pt" style:font-size-complex="12pt"/>
    </style:style>
    <style:style style:name="P10" style:family="paragraph" style:parent-style-name="Heading_20_3">
      <style:paragraph-properties fo:text-align="start" style:justify-single-word="false"/>
      <style:text-properties style:font-name="DejaVu Sans"/>
    </style:style>
    <style:style style:name="P11" style:family="paragraph" style:parent-style-name="Preformatted_20_Text">
      <style:paragraph-properties fo:text-align="start" style:justify-single-word="false"/>
      <style:text-properties officeooo:paragraph-rsid="0005e2fd"/>
    </style:style>
    <style:style style:name="P12" style:family="paragraph" style:parent-style-name="Standard">
      <style:text-properties fo:color="#0000ff" loext:opacity="100%" style:font-name="Courier New" fo:font-size="10pt" fo:font-weight="normal" officeooo:rsid="0003d859" style:font-size-asian="10pt" style:font-weight-asian="normal"/>
    </style:style>
    <style:style style:name="P13" style:family="paragraph" style:parent-style-name="Standard">
      <style:text-properties fo:color="#000000" loext:opacity="100%" style:font-name="DejaVu Sans" fo:font-size="12pt" fo:font-weight="normal" officeooo:rsid="0003d859" officeooo:paragraph-rsid="0003d859" style:font-size-asian="12pt" style:font-weight-asian="normal" style:font-size-complex="12pt"/>
    </style:style>
    <style:style style:name="P14" style:family="paragraph" style:parent-style-name="Text_20_body">
      <style:text-properties style:font-name="DejaVu Sans" officeooo:paragraph-rsid="00083efd"/>
    </style:style>
    <style:style style:name="P15" style:family="paragraph" style:parent-style-name="Text_20_body">
      <style:text-properties fo:color="#000000" loext:opacity="100%" style:font-name="DejaVu Sans" fo:font-size="12pt" fo:font-weight="normal" officeooo:rsid="0003d859" officeooo:paragraph-rsid="0005e2fd" style:font-size-asian="12pt" style:font-weight-asian="normal" style:font-size-complex="12pt"/>
    </style:style>
    <style:style style:name="P16" style:family="paragraph" style:parent-style-name="Text_20_body">
      <style:text-properties fo:color="#000000" loext:opacity="100%" style:font-name="DejaVu Sans" fo:font-size="12pt" fo:font-weight="normal" officeooo:rsid="0003d859" officeooo:paragraph-rsid="0003d859" style:font-size-asian="12pt" style:font-weight-asian="normal" style:font-size-complex="12pt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font-name="DejaVu Sans" fo:font-size="12pt" style:text-underline-style="none" officeooo:rsid="0003d859" officeooo:paragraph-rsid="00083efd" style:font-size-asian="12pt" style:font-size-complex="12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text-underline-style="none" style:font-size-asian="12pt" style:font-size-complex="12pt"/>
    </style:style>
    <style:style style:name="T3" style:family="text">
      <style:text-properties style:font-name="DejaVu Sans" fo:font-size="12pt" style:text-underline-style="none" officeooo:rsid="0003d859" style:font-size-asian="12pt" style:font-size-complex="12pt"/>
    </style:style>
    <style:style style:name="T4" style:family="text">
      <style:text-properties officeooo:rsid="0003d859"/>
    </style:style>
    <style:style style:name="T5" style:family="text">
      <style:text-properties fo:color="#0000ff" loext:opacity="100%" style:font-name="Courier New" fo:font-size="10pt" fo:font-weight="bold" style:font-size-asian="10pt" style:font-weight-asian="bold"/>
    </style:style>
    <style:style style:name="T6" style:family="text">
      <style:text-properties fo:color="#0000ff" loext:opacity="100%" style:font-name="Courier New" fo:font-size="10pt" fo:font-weight="normal" style:font-size-asian="10pt" style:font-weight-asian="normal"/>
    </style:style>
    <style:style style:name="T7" style:family="text">
      <style:text-properties fo:color="#000000" loext:opacity="100%" style:font-name="Courier New" fo:font-size="10pt" fo:font-weight="normal" style:font-size-asian="10pt" style:font-weight-asian="normal"/>
    </style:style>
    <style:style style:name="T8" style:family="text">
      <style:text-properties fo:color="#000000" loext:opacity="100%" fo:font-size="12pt" style:text-underline-style="none" officeooo:rsid="0003d859" style:font-size-asian="12pt" style:font-size-complex="12pt"/>
    </style:style>
    <style:style style:name="T9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0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1" style:family="text">
      <style:text-properties fo:color="#800080" loext:opacity="100%" style:font-name="Courier New" fo:font-size="10pt" fo:font-weight="normal" style:font-size-asian="10pt" style:font-weight-asian="normal"/>
    </style:style>
    <style:style style:name="T12" style:family="text">
      <style:text-properties fo:font-weight="normal" style:font-weight-asian="normal"/>
    </style:style>
    <style:style style:name="T13" style:family="text">
      <style:text-properties fo:color="#008000" loext:opacity="100%" style:font-name="Courier New" fo:font-size="10pt" fo:font-weight="normal" style:font-size-asian="10pt" style:font-weight-asian="normal"/>
    </style:style>
    <style:style style:name="T14" style:family="text">
      <style:text-properties officeooo:rsid="0005e2fd"/>
    </style:style>
    <style:style style:name="T15" style:family="text">
      <style:text-properties fo:color="#000080" loext:opacity="100%" style:font-name="Courier New" fo:font-size="10pt" fo:font-weight="bold" style:font-size-asian="10pt" style:font-weight-asian="bold"/>
    </style:style>
    <style:style style:name="T16" style:family="text">
      <style:text-properties style:font-name="Courier New" fo:font-size="10pt" fo:font-weight="normal" style:font-size-asian="10pt" style:font-weight-asian="normal"/>
    </style:style>
    <style:style style:name="T1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ammer des procédures stockées</text:h>
      <text:h text:style-name="P10" text:outline-level="3"><text:span text:style-name="T17">Exercice 1 : création d'une procédure stockée sans paramètre</text:span></text:h>
      <text:p text:style-name="P14"><text:span text:style-name="T4">DELIMITER |</text:span></text:p>
      <text:p text:style-name="P14"><text:span text:style-name="T4">CREATE PROCEDURE Lst_fournis()</text:span></text:p>
      <text:p text:style-name="P14"><text:span text:style-name="T4">BEGIN</text:span></text:p>
      <text:p text:style-name="P4"><text:span text:style-name="T5">SELECT</text:span><text:span text:style-name="T7"> </text:span><text:span text:style-name="T9">f</text:span><text:span text:style-name="T6">.</text:span><text:span text:style-name="T9">numfou</text:span><text:span text:style-name="T6">,</text:span><text:span text:style-name="T7"> </text:span><text:span text:style-name="T9">nomfou</text:span><text:span text:style-name="T6">,</text:span><text:span text:style-name="T7"> </text:span><text:span text:style-name="T9">p</text:span><text:span text:style-name="T6">.</text:span><text:span text:style-name="T9">codart</text:span><text:span text:style-name="T6">,</text:span><text:span text:style-name="T7"> </text:span><text:span text:style-name="T9">libart</text:span><text:span text:style-name="T6">,</text:span><text:span text:style-name="T7"> </text:span><text:span text:style-name="T9">priuni</text:span><text:span text:style-name="T6">,</text:span><text:span text:style-name="T7"> </text:span><text:span text:style-name="T9">qteliv</text:span><text:span text:style-name="T7"> </text:span><text:span text:style-name="T5">FROM</text:span><text:span text:style-name="T7"> </text:span><text:span text:style-name="T10">ligcom</text:span><text:span text:style-name="T7"> </text:span><text:span text:style-name="T9">l</text:span></text:p>
      <text:p text:style-name="Standard"><text:span text:style-name="T5">JOIN</text:span><text:span text:style-name="T7"> </text:span><text:span text:style-name="T10">produit</text:span><text:span text:style-name="T7"> </text:span><text:span text:style-name="T9">p</text:span><text:span text:style-name="T7"> </text:span><text:span text:style-name="T5">ON</text:span><text:span text:style-name="T7"> </text:span><text:span text:style-name="T9">p</text:span><text:span text:style-name="T6">.</text:span><text:span text:style-name="T9">codart</text:span><text:span text:style-name="T7"> </text:span><text:span text:style-name="T6">=</text:span><text:span text:style-name="T7"> </text:span><text:span text:style-name="T9">l</text:span><text:span text:style-name="T6">.</text:span><text:span text:style-name="T9">codart</text:span></text:p>
      <text:p text:style-name="Standard"><text:span text:style-name="T5">JOIN</text:span><text:span text:style-name="T7"> </text:span><text:span text:style-name="T10">vente</text:span><text:span text:style-name="T7"> </text:span><text:span text:style-name="T9">v</text:span><text:span text:style-name="T7"> </text:span><text:span text:style-name="T5">ON</text:span><text:span text:style-name="T7"> </text:span><text:span text:style-name="T9">v</text:span><text:span text:style-name="T6">.</text:span><text:span text:style-name="T9">codart</text:span><text:span text:style-name="T7"> </text:span><text:span text:style-name="T6">=</text:span><text:span text:style-name="T7"> </text:span><text:span text:style-name="T9">p</text:span><text:span text:style-name="T6">.</text:span><text:span text:style-name="T9">codart</text:span></text:p>
      <text:p text:style-name="Standard"><text:span text:style-name="T5">JOIN</text:span><text:span text:style-name="T7"> </text:span><text:span text:style-name="T10">fournis</text:span><text:span text:style-name="T7"> </text:span><text:span text:style-name="T9">f</text:span><text:span text:style-name="T7"> </text:span><text:span text:style-name="T5">ON</text:span><text:span text:style-name="T7"> </text:span><text:span text:style-name="T9">f</text:span><text:span text:style-name="T6">.</text:span><text:span text:style-name="T9">numfou</text:span><text:span text:style-name="T7"> </text:span><text:span text:style-name="T6">=</text:span><text:span text:style-name="T7"> </text:span><text:span text:style-name="T9">v</text:span><text:span text:style-name="T6">.</text:span><text:span text:style-name="T9">numfou</text:span></text:p>
      <text:p text:style-name="Standard"><text:span text:style-name="T5">WHERE</text:span><text:span text:style-name="T7"> </text:span><text:span text:style-name="T9">qteliv</text:span><text:span text:style-name="T7"> </text:span><text:span text:style-name="T6">&gt;</text:span><text:span text:style-name="T7"> </text:span><text:span text:style-name="T11">0</text:span></text:p>
      <text:p text:style-name="Standard"><text:span text:style-name="T5">GROUP</text:span><text:span text:style-name="T7"> </text:span><text:span text:style-name="T5">BY</text:span><text:span text:style-name="T7"> </text:span><text:span text:style-name="T9">numfou</text:span><text:span text:style-name="T6">;</text:span></text:p>
      <text:p text:style-name="P12"/>
      <text:p text:style-name="P15">END</text:p>
      <text:p text:style-name="P15">DELIMITER ;</text:p>
      <text:p text:style-name="P13">call Lst_fournis ;</text:p>
      <text:p text:style-name="P4"/>
      <text:h text:style-name="P7" text:outline-level="3"><text:span text:style-name="T2">Exercice </text:span><text:span text:style-name="T3">2</text:span><text:span text:style-name="T2"> : </text:span>création d'une procédure stockée avec un paramètre en entrée</text:h>
      <text:p text:style-name="P2"/>
      <text:p text:style-name="P5">DELIMITER |</text:p>
      <text:p text:style-name="P5">CREATE PROCEDURE Lst_Commandes()</text:p>
      <text:p text:style-name="P3">BEGIN</text:p>
      <text:p text:style-name="Standard"><text:span text:style-name="T5">SELECT</text:span><text:span text:style-name="T7"> </text:span><text:span text:style-name="T6">*</text:span><text:span text:style-name="T7"> </text:span><text:span text:style-name="T5">FROM</text:span><text:span text:style-name="T7"> </text:span><text:span text:style-name="T10">entcom</text:span></text:p>
      <text:p text:style-name="Standard"><text:span text:style-name="T5">WHERE</text:span><text:span text:style-name="T7"> </text:span><text:span text:style-name="T9">obscom</text:span><text:span text:style-name="T7"> </text:span><text:span text:style-name="T5">LIKE</text:span><text:span text:style-name="T7"> </text:span><text:span text:style-name="T13">'c%'</text:span><text:span text:style-name="T6">;</text:span></text:p>
      <text:p text:style-name="Standard"/>
      <text:p text:style-name="P16">END</text:p>
      <text:p text:style-name="P13">DELIMITER ;</text:p>
      <text:p text:style-name="P13"/>
      <text:h text:style-name="P8" text:outline-level="3">Exercice 3 : création d'une procédure stockée avec plusieurs paramètres</text:h>
      <text:p text:style-name="P13"/>
      <text:p text:style-name="P6">DELIMITER |</text:p>
      <text:p text:style-name="P6">CREATE PROCEDURE <text:span text:style-name="T14">CA_Fournisseur</text:span>()</text:p>
      <text:p text:style-name="P17"><text:span text:style-name="T12">BEGIN</text:span></text:p>
      <text:p text:style-name="P17"><text:span text:style-name="T5">SELECT</text:span><text:span text:style-name="T16"> </text:span><text:span text:style-name="T9">numfou</text:span><text:span text:style-name="T6">,</text:span><text:span text:style-name="T16"> </text:span><text:span text:style-name="T15">SUM</text:span><text:span text:style-name="T6">(</text:span><text:span text:style-name="T9">qtecde</text:span><text:span text:style-name="T16"> </text:span><text:span text:style-name="T6">*</text:span><text:span text:style-name="T16"> </text:span><text:span text:style-name="T9">priuni</text:span><text:span text:style-name="T16"> </text:span><text:span text:style-name="T6">*</text:span><text:span text:style-name="T16"> </text:span><text:span text:style-name="T11">1.20</text:span><text:span text:style-name="T6">)</text:span><text:span text:style-name="T16"> </text:span><text:span text:style-name="T5">AS</text:span><text:span text:style-name="T16"> </text:span><text:span text:style-name="T13">'total ttc'</text:span><text:span text:style-name="T6">,</text:span><text:span text:style-name="T16"> </text:span><text:span text:style-name="T9">derliv</text:span></text:p>
      <text:p text:style-name="Standard"><text:span text:style-name="T5">FROM</text:span><text:span text:style-name="T7"> </text:span><text:span text:style-name="T10">ligcom</text:span><text:span text:style-name="T7"> </text:span><text:span text:style-name="T9">l</text:span><text:span text:style-name="T6">,</text:span><text:span text:style-name="T7"> </text:span><text:span text:style-name="T10">entcom</text:span><text:span text:style-name="T7"> </text:span><text:span text:style-name="T9">e</text:span></text:p>
      <text:p text:style-name="Standard"><text:span text:style-name="T5">WHERE</text:span><text:span text:style-name="T7"> </text:span><text:span text:style-name="T9">e</text:span><text:span text:style-name="T6">.</text:span><text:span text:style-name="T9">numcom</text:span><text:span text:style-name="T7"> </text:span><text:span text:style-name="T6">=</text:span><text:span text:style-name="T7"> </text:span><text:span text:style-name="T9">l</text:span><text:span text:style-name="T6">.</text:span><text:span text:style-name="T9">numcom</text:span></text:p>
      <text:p text:style-name="Standard"><text:span text:style-name="T5">GROUP</text:span><text:span text:style-name="T7"> </text:span><text:span text:style-name="T5">BY</text:span><text:span text:style-name="T7"> </text:span><text:span text:style-name="T9">derliv</text:span><text:span text:style-name="T7"> </text:span><text:span text:style-name="T5">DESC</text:span><text:span text:style-name="T6">;</text:span></text:p>
      <text:p text:style-name="Standard"><text:span text:style-name="T6"/></text:p>
      <text:p text:style-name="P11"><text:span text:style-name="Source_20_Text"><text:span text:style-name="T8">END |</text:span></text:span><text:span text:style-name="Source_20_Text">DELIMITER ;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47:08.107692751</meta:creation-date>
    <meta:generator>LibreOffice/7.3.7.2$Linux_X86_64 LibreOffice_project/30$Build-2</meta:generator>
    <dc:title>Untitled</dc:title>
    <dc:date>2023-11-10T09:14:55.486449870</dc:date>
    <meta:editing-duration>PT1H22M45S</meta:editing-duration>
    <meta:editing-cycles>4</meta:editing-cycles>
    <meta:document-statistic meta:table-count="0" meta:image-count="0" meta:object-count="0" meta:page-count="1" meta:paragraph-count="31" meta:word-count="135" meta:character-count="832" meta:non-whitespace-character-count="728"/>
  </office:meta>
</office:document-meta>
</file>